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emps</text:p>
          </table:table-cell>
          <table:table-cell office:value-type="string">
            <text:p>Forc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00">
            <text:p>-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90">
            <text:p>99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141">
            <text:p>-114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93">
            <text:p>-69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533">
            <text:p>-5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617">
            <text:p>-61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277">
            <text:p>-27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5">
            <text:p>27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14">
            <text:p>-11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72">
            <text:p>-7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Feuille1.L83" table:end-x="2.23cm" table:end-y="0.425cm" draw:z-index="0" draw:style-name="gr1" svg:width="19.514cm" svg:height="11.211cm" svg:x="0.781cm" svg:y="0.053cm">
              <draw:object draw:notify-on-update-of-ranges="Feuille1.A1:Feuille1.A1 Feuille1.A2:Feuille1.A101 Feuille1.B1:Feuille1.B1 Feuille1.B2:Feuille1.B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>
            <draw:frame table:end-cell-address="Feuille2.F16" table:end-x="1.326cm" table:end-y="0.325cm" draw:z-index="0" draw:style-name="gr1" svg:width="7.999cm" svg:height="6.999cm" svg:x="0.101cm" svg:y="0.1cm">
              <draw:object draw:notify-on-update-of-ranges="Feuille2.A1:Feuille2.A5 Feuille2.B1:Feuille2.B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00">
            <text:p>45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10">
            <text:p>9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">
            <text:p>409</text:p>
          </table:table-cell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15/08/2011</text:date>, <text:time>17:1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8-15T16:32:02.83</meta:creation-date>
    <dc:date>2011-08-15T17:17:16.99</dc:date>
    <dc:creator>Fabien Arcellier</dc:creator>
    <meta:editing-duration>PT00H45M13S</meta:editing-duration>
    <meta:editing-cycles>4</meta:editing-cycles>
    <meta:generator>OpenOffice.org/3.2$Win32 OpenOffice.org_project/320m12$Build-9483</meta:generator>
    <meta:document-statistic meta:table-count="3" meta:cell-count="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15cm" svg:height="11.212cm" xlink:href=".." chart:class="chart:scatter" chart:style-name="ch1">
        <chart:legend chart:legend-position="end" svg:x="17.734cm" svg:y="5.298cm" chart:style-name="ch2"/>
        <chart:plot-area chart:style-name="ch3" table:cell-range-address="Feuille1.A1:Feuille1.B101" chart:data-source-has-labels="row" svg:x="0.39cm" svg:y="0.224cm" svg:width="16.955cm" svg:height="10.5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01" chart:label-cell-address="Feuille1.B1:Feuille1.B1" chart:class="chart:scatter">
            <chart:domain table:cell-range-address="Feuille1.A2:Feuille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Feuille1.B1:Feuille1.B1">For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1.A2:Feuille1.A101">0</text:p>
              </table:table-cell>
              <table:table-cell office:value-type="float" office:value="10000">
                <text:p text:id="Feuille1.B2:Feuille1.B101">1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141">
                <text:p>-1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33">
                <text:p>-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895cm" svg:y="3.192cm" chart:style-name="ch2"/>
        <chart:plot-area chart:style-name="ch3" table:cell-range-address="Feuille2.A1:Feuille2.B5" svg:x="0.16cm" svg:y="0.14cm" svg:width="5.57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B1:Feuille2.B5" chart:class="chart:scatter">
            <chart:domain table:cell-range-address="Feuille2.A1:Feuille2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2.A1:Feuille2.A5">0</text:p>
              </table:table-cell>
              <table:table-cell office:value-type="float" office:value="10000">
                <text:p text:id="Feuille2.B1:Feuille2.B5">1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